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2.3366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ee6ef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de8cb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8f2a1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de59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be33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enchmark_data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>
            <text:p>detectorType</text:p>
          </table:table-cell>
          <table:table-cell table:style-name="ce1" office:value-type="string" calcext:value-type="string">
            <text:p>descriptorType</text:p>
          </table:table-cell>
          <table:table-cell table:style-name="ce1" office:value-type="string" calcext:value-type="string">
            <text:p>numDetectKpts</text:p>
          </table:table-cell>
          <table:table-cell table:style-name="ce1" office:value-type="string" calcext:value-type="string">
            <text:p>numMatchKpts</text:p>
          </table:table-cell>
          <table:table-cell table:style-name="ce1" office:value-type="string" calcext:value-type="string">
            <text:p>timeDetectKpts</text:p>
          </table:table-cell>
          <table:table-cell table:style-name="ce1" office:value-type="string" calcext:value-type="string">
            <text:p>timeDetectAndMatchKpts</text:p>
          </table:table-cell>
          <table:table-cell table:style-name="ce1" office:value-type="string" calcext:value-type="string">
            <text:p>sizeMeanKpts</text:p>
          </table:table-cell>
          <table:table-cell table:style-name="ce1" office:value-type="string" calcext:value-type="string">
            <text:p>sizeStdKpt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79" calcext:value-type="float">
            <text:p>1179</text:p>
          </table:table-cell>
          <table:table-cell office:value-type="float" office:value="690" calcext:value-type="float">
            <text:p>690</text:p>
          </table:table-cell>
          <table:table-cell office:value-type="float" office:value="71.8241" calcext:value-type="float">
            <text:p>71.8241</text:p>
          </table:table-cell>
          <table:table-cell office:value-type="float" office:value="261.436" calcext:value-type="float">
            <text:p>261.4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179" calcext:value-type="float">
            <text:p>1179</text:p>
          </table:table-cell>
          <table:table-cell office:value-type="float" office:value="816" calcext:value-type="float">
            <text:p>816</text:p>
          </table:table-cell>
          <table:table-cell office:value-type="float" office:value="62.5354" calcext:value-type="float">
            <text:p>62.5354</text:p>
          </table:table-cell>
          <table:table-cell office:value-type="float" office:value="68.047" calcext:value-type="float">
            <text:p>68.0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179" calcext:value-type="float">
            <text:p>1179</text:p>
          </table:table-cell>
          <table:table-cell office:value-type="float" office:value="765" calcext:value-type="float">
            <text:p>765</text:p>
          </table:table-cell>
          <table:table-cell office:value-type="float" office:value="68.6499" calcext:value-type="float">
            <text:p>68.6499</text:p>
          </table:table-cell>
          <table:table-cell office:value-type="float" office:value="75.9609" calcext:value-type="float">
            <text:p>75.96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179" calcext:value-type="float">
            <text:p>1179</text:p>
          </table:table-cell>
          <table:table-cell office:value-type="float" office:value="575" calcext:value-type="float">
            <text:p>575</text:p>
          </table:table-cell>
          <table:table-cell office:value-type="float" office:value="49.3851" calcext:value-type="float">
            <text:p>49.3851</text:p>
          </table:table-cell>
          <table:table-cell office:value-type="float" office:value="222.187" calcext:value-type="float">
            <text:p>222.1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179" calcext:value-type="float">
            <text:p>1179</text:p>
          </table:table-cell>
          <table:table-cell office:value-type="float" office:value="927" calcext:value-type="float">
            <text:p>927</text:p>
          </table:table-cell>
          <table:table-cell office:value-type="float" office:value="43.0793" calcext:value-type="float">
            <text:p>43.0793</text:p>
          </table:table-cell>
          <table:table-cell office:value-type="float" office:value="114.218" calcext:value-type="float">
            <text:p>114.2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table:style-name="ce10" office:value-type="string" calcext:value-type="string">
            <text:p>AKAZE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62" calcext:value-type="float">
            <text:p>262</text:p>
          </table:table-cell>
          <table:table-cell office:value-type="float" office:value="177" calcext:value-type="float">
            <text:p>177</text:p>
          </table:table-cell>
          <table:table-cell office:value-type="float" office:value="88.9418" calcext:value-type="float">
            <text:p>88.9418</text:p>
          </table:table-cell>
          <table:table-cell office:value-type="float" office:value="271.862" calcext:value-type="float">
            <text:p>271.8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62" calcext:value-type="float">
            <text:p>262</text:p>
          </table:table-cell>
          <table:table-cell office:value-type="float" office:value="193" calcext:value-type="float">
            <text:p>193</text:p>
          </table:table-cell>
          <table:table-cell office:value-type="float" office:value="83.6372" calcext:value-type="float">
            <text:p>83.6372</text:p>
          </table:table-cell>
          <table:table-cell office:value-type="float" office:value="84.977" calcext:value-type="float">
            <text:p>84.9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83.3443" calcext:value-type="float">
            <text:p>83.3443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62" calcext:value-type="float">
            <text:p>262</text:p>
          </table:table-cell>
          <table:table-cell office:value-type="float" office:value="169" calcext:value-type="float">
            <text:p>169</text:p>
          </table:table-cell>
          <table:table-cell office:value-type="float" office:value="82.5348" calcext:value-type="float">
            <text:p>82.5348</text:p>
          </table:table-cell>
          <table:table-cell office:value-type="float" office:value="242.711" calcext:value-type="float">
            <text:p>242.7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62" calcext:value-type="float">
            <text:p>262</text:p>
          </table:table-cell>
          <table:table-cell office:value-type="float" office:value="194" calcext:value-type="float">
            <text:p>194</text:p>
          </table:table-cell>
          <table:table-cell office:value-type="float" office:value="82.4422" calcext:value-type="float">
            <text:p>82.4422</text:p>
          </table:table-cell>
          <table:table-cell office:value-type="float" office:value="152.297" calcext:value-type="float">
            <text:p>152.2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table:style-name="ce10" office:value-type="string" calcext:value-type="string">
            <text:p>AKAZE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386" calcext:value-type="float">
            <text:p>1386</text:p>
          </table:table-cell>
          <table:table-cell office:value-type="float" office:value="536" calcext:value-type="float">
            <text:p>536</text:p>
          </table:table-cell>
          <table:table-cell office:value-type="float" office:value="535.085" calcext:value-type="float">
            <text:p>535.085</text:p>
          </table:table-cell>
          <table:table-cell office:value-type="float" office:value="637.611" calcext:value-type="float">
            <text:p>637.611</text:p>
          </table:table-cell>
          <table:table-cell office:value-type="float" office:value="5.03235" calcext:value-type="float">
            <text:p>5.03235</text:p>
          </table:table-cell>
          <table:table-cell office:value-type="float" office:value="5.96749" calcext:value-type="float">
            <text:p>5.96749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386" calcext:value-type="float">
            <text:p>1386</text:p>
          </table:table-cell>
          <table:table-cell office:value-type="float" office:value="597" calcext:value-type="float">
            <text:p>597</text:p>
          </table:table-cell>
          <table:table-cell office:value-type="float" office:value="533.059" calcext:value-type="float">
            <text:p>533.059</text:p>
          </table:table-cell>
          <table:table-cell office:value-type="float" office:value="536.824" calcext:value-type="float">
            <text:p>536.824</text:p>
          </table:table-cell>
          <table:table-cell office:value-type="float" office:value="5.03235" calcext:value-type="float">
            <text:p>5.03235</text:p>
          </table:table-cell>
          <table:table-cell office:value-type="float" office:value="5.96749" calcext:value-type="float">
            <text:p>5.96749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table:style-name="ce10" office:value-type="string" calcext:value-type="string">
            <text:p>ORB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386" calcext:value-type="float">
            <text:p>1386</text:p>
          </table:table-cell>
          <table:table-cell office:value-type="float" office:value="500" calcext:value-type="float">
            <text:p>500</text:p>
          </table:table-cell>
          <table:table-cell office:value-type="float" office:value="451.818" calcext:value-type="float">
            <text:p>451.818</text:p>
          </table:table-cell>
          <table:table-cell office:value-type="float" office:value="617.519" calcext:value-type="float">
            <text:p>617.519</text:p>
          </table:table-cell>
          <table:table-cell office:value-type="float" office:value="5.03235" calcext:value-type="float">
            <text:p>5.03235</text:p>
          </table:table-cell>
          <table:table-cell office:value-type="float" office:value="5.96749" calcext:value-type="float">
            <text:p>5.96749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386" calcext:value-type="float">
            <text:p>1386</text:p>
          </table:table-cell>
          <table:table-cell office:value-type="float" office:value="800" calcext:value-type="float">
            <text:p>800</text:p>
          </table:table-cell>
          <table:table-cell office:value-type="float" office:value="443.587" calcext:value-type="float">
            <text:p>443.587</text:p>
          </table:table-cell>
          <table:table-cell office:value-type="float" office:value="804.481" calcext:value-type="float">
            <text:p>804.481</text:p>
          </table:table-cell>
          <table:table-cell office:value-type="float" office:value="5.03235" calcext:value-type="float">
            <text:p>5.03235</text:p>
          </table:table-cell>
          <table:table-cell office:value-type="float" office:value="5.96749" calcext:value-type="float">
            <text:p>5.96749</text:p>
          </table:table-cell>
        </table:table-row>
        <table:table-row table:style-name="ro1">
          <table:table-cell table:style-name="ce4"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491" calcext:value-type="float">
            <text:p>1491</text:p>
          </table:table-cell>
          <table:table-cell office:value-type="float" office:value="776" calcext:value-type="float">
            <text:p>776</text:p>
          </table:table-cell>
          <table:table-cell table:style-name="ce11" office:value-type="float" office:value="5.07279" calcext:value-type="float">
            <text:p>5.07279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491" calcext:value-type="float">
            <text:p>1491</text:p>
          </table:table-cell>
          <table:table-cell office:value-type="float" office:value="883" calcext:value-type="float">
            <text:p>883</text:p>
          </table:table-cell>
          <table:table-cell table:style-name="ce11" office:value-type="float" office:value="5.6976" calcext:value-type="float">
            <text:p>5.6976</text:p>
          </table:table-cell>
          <table:table-cell table:style-name="ce11" office:value-type="float" office:value="9.08532" calcext:value-type="float">
            <text:p>9.085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491" calcext:value-type="float">
            <text:p>1491</text:p>
          </table:table-cell>
          <table:table-cell office:value-type="float" office:value="859" calcext:value-type="float">
            <text:p>859</text:p>
          </table:table-cell>
          <table:table-cell table:style-name="ce11" office:value-type="float" office:value="5.63022" calcext:value-type="float">
            <text:p>5.63022</text:p>
          </table:table-cell>
          <table:table-cell table:style-name="ce11" office:value-type="float" office:value="12.5465" calcext:value-type="float">
            <text:p>12.54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491" calcext:value-type="float">
            <text:p>1491</text:p>
          </table:table-cell>
          <table:table-cell office:value-type="float" office:value="657" calcext:value-type="float">
            <text:p>657</text:p>
          </table:table-cell>
          <table:table-cell table:style-name="ce11" office:value-type="float" office:value="5.61386" calcext:value-type="float">
            <text:p>5.61386</text:p>
          </table:table-cell>
          <table:table-cell office:value-type="float" office:value="172.694" calcext:value-type="float">
            <text:p>172.6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491" calcext:value-type="float">
            <text:p>1491</text:p>
          </table:table-cell>
          <table:table-cell office:value-type="float" office:value="1046" calcext:value-type="float">
            <text:p>1046</text:p>
          </table:table-cell>
          <table:table-cell table:style-name="ce11" office:value-type="float" office:value="5.18878" calcext:value-type="float">
            <text:p>5.18878</text:p>
          </table:table-cell>
          <table:table-cell office:value-type="float" office:value="78.3605" calcext:value-type="float">
            <text:p>78.36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table:style-name="ce11" office:value-type="float" office:value="2762" calcext:value-type="float">
            <text:p>2762</text:p>
          </table:table-cell>
          <table:table-cell office:value-type="float" office:value="1298" calcext:value-type="float">
            <text:p>1298</text:p>
          </table:table-cell>
          <table:table-cell office:value-type="float" office:value="408.784" calcext:value-type="float">
            <text:p>408.784</text:p>
          </table:table-cell>
          <table:table-cell office:value-type="float" office:value="606.8" calcext:value-type="float">
            <text:p>606.8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4.6079" calcext:value-type="float">
            <text:p>14.6079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style-name="ce11" office:value-type="float" office:value="2762" calcext:value-type="float">
            <text:p>2762</text:p>
          </table:table-cell>
          <table:table-cell office:value-type="float" office:value="1344" calcext:value-type="float">
            <text:p>1344</text:p>
          </table:table-cell>
          <table:table-cell office:value-type="float" office:value="410.783" calcext:value-type="float">
            <text:p>410.783</text:p>
          </table:table-cell>
          <table:table-cell office:value-type="float" office:value="415.239" calcext:value-type="float">
            <text:p>415.239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4.6079" calcext:value-type="float">
            <text:p>14.6079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style-name="ce11" office:value-type="float" office:value="2762" calcext:value-type="float">
            <text:p>2762</text:p>
          </table:table-cell>
          <table:table-cell office:value-type="float" office:value="913" calcext:value-type="float">
            <text:p>913</text:p>
          </table:table-cell>
          <table:table-cell office:value-type="float" office:value="412.028" calcext:value-type="float">
            <text:p>412.028</text:p>
          </table:table-cell>
          <table:table-cell office:value-type="float" office:value="439.414" calcext:value-type="float">
            <text:p>439.414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4.6079" calcext:value-type="float">
            <text:p>14.6079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style-name="ce11" office:value-type="float" office:value="2762" calcext:value-type="float">
            <text:p>2762</text:p>
          </table:table-cell>
          <table:table-cell office:value-type="float" office:value="1090" calcext:value-type="float">
            <text:p>1090</text:p>
          </table:table-cell>
          <table:table-cell office:value-type="float" office:value="410.17" calcext:value-type="float">
            <text:p>410.17</text:p>
          </table:table-cell>
          <table:table-cell office:value-type="float" office:value="578.43" calcext:value-type="float">
            <text:p>578.43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4.6079" calcext:value-type="float">
            <text:p>14.6079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style-name="ce11" office:value-type="float" office:value="2762" calcext:value-type="float">
            <text:p>2762</text:p>
          </table:table-cell>
          <table:table-cell table:style-name="ce11" office:value-type="float" office:value="1646" calcext:value-type="float">
            <text:p>1646</text:p>
          </table:table-cell>
          <table:table-cell office:value-type="float" office:value="410.488" calcext:value-type="float">
            <text:p>410.488</text:p>
          </table:table-cell>
          <table:table-cell office:value-type="float" office:value="520.701" calcext:value-type="float">
            <text:p>520.701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14.6079" calcext:value-type="float">
            <text:p>14.6079</text:p>
          </table:table-cell>
        </table:table-row>
        <table:table-row table:style-name="ro1">
          <table:table-cell table:style-name="ce6" office:value-type="string" calcext:value-type="string">
            <text:p>BRISK</text:p>
          </table:table-cell>
          <table:table-cell table:style-name="ce10" office:value-type="string" calcext:value-type="string">
            <text:p>AKAZE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161" calcext:value-type="float">
            <text:p>1161</text:p>
          </table:table-cell>
          <table:table-cell office:value-type="float" office:value="649" calcext:value-type="float">
            <text:p>649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314.853" calcext:value-type="float">
            <text:p>314.853</text:p>
          </table:table-cell>
          <table:table-cell office:value-type="float" office:value="56.0578" calcext:value-type="float">
            <text:p>56.0578</text:p>
          </table:table-cell>
          <table:table-cell table:style-name="ce11" office:value-type="float" office:value="25.246" calcext:value-type="float">
            <text:p>25.246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1161" calcext:value-type="float">
            <text:p>1161</text:p>
          </table:table-cell>
          <table:table-cell office:value-type="float" office:value="450" calcext:value-type="float">
            <text:p>450</text:p>
          </table:table-cell>
          <table:table-cell office:value-type="float" office:value="42.3118" calcext:value-type="float">
            <text:p>42.3118</text:p>
          </table:table-cell>
          <table:table-cell office:value-type="float" office:value="44.9663" calcext:value-type="float">
            <text:p>44.9663</text:p>
          </table:table-cell>
          <table:table-cell office:value-type="float" office:value="56.0578" calcext:value-type="float">
            <text:p>56.0578</text:p>
          </table:table-cell>
          <table:table-cell table:style-name="ce11" office:value-type="float" office:value="25.246" calcext:value-type="float">
            <text:p>25.246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1161" calcext:value-type="float">
            <text:p>1161</text:p>
          </table:table-cell>
          <table:table-cell office:value-type="float" office:value="515" calcext:value-type="float">
            <text:p>515</text:p>
          </table:table-cell>
          <table:table-cell office:value-type="float" office:value="39.1927" calcext:value-type="float">
            <text:p>39.1927</text:p>
          </table:table-cell>
          <table:table-cell office:value-type="float" office:value="65.2617" calcext:value-type="float">
            <text:p>65.2617</text:p>
          </table:table-cell>
          <table:table-cell office:value-type="float" office:value="56.0578" calcext:value-type="float">
            <text:p>56.0578</text:p>
          </table:table-cell>
          <table:table-cell table:style-name="ce11" office:value-type="float" office:value="25.246" calcext:value-type="float">
            <text:p>25.246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61" calcext:value-type="float">
            <text:p>1161</text:p>
          </table:table-cell>
          <table:table-cell office:value-type="float" office:value="349" calcext:value-type="float">
            <text:p>349</text:p>
          </table:table-cell>
          <table:table-cell office:value-type="float" office:value="38.8232" calcext:value-type="float">
            <text:p>38.8232</text:p>
          </table:table-cell>
          <table:table-cell office:value-type="float" office:value="201.734" calcext:value-type="float">
            <text:p>201.734</text:p>
          </table:table-cell>
          <table:table-cell office:value-type="float" office:value="56.0578" calcext:value-type="float">
            <text:p>56.0578</text:p>
          </table:table-cell>
          <table:table-cell table:style-name="ce11" office:value-type="float" office:value="25.246" calcext:value-type="float">
            <text:p>25.246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61" calcext:value-type="float">
            <text:p>1161</text:p>
          </table:table-cell>
          <table:table-cell office:value-type="float" office:value="763" calcext:value-type="float">
            <text:p>763</text:p>
          </table:table-cell>
          <table:table-cell office:value-type="float" office:value="40.1016" calcext:value-type="float">
            <text:p>40.1016</text:p>
          </table:table-cell>
          <table:table-cell office:value-type="float" office:value="178.645" calcext:value-type="float">
            <text:p>178.645</text:p>
          </table:table-cell>
          <table:table-cell office:value-type="float" office:value="56.0578" calcext:value-type="float">
            <text:p>56.0578</text:p>
          </table:table-cell>
          <table:table-cell table:style-name="ce11" office:value-type="float" office:value="25.246" calcext:value-type="float">
            <text:p>25.246</text:p>
          </table:table-cell>
        </table:table-row>
        <table:table-row table:style-name="ro1">
          <table:table-cell table:style-name="ce7" office:value-type="string" calcext:value-type="string">
            <text:p>ORB</text:p>
          </table:table-cell>
          <table:table-cell table:style-name="ce10" office:value-type="string" calcext:value-type="string">
            <text:p>AKAZE</text:p>
          </table:table-cell>
          <table:table-cell table:number-columns-repeated="6" table:style-name="ce10"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670" calcext:value-type="float">
            <text:p>1670</text:p>
          </table:table-cell>
          <table:table-cell office:value-type="float" office:value="1110" calcext:value-type="float">
            <text:p>1110</text:p>
          </table:table-cell>
          <table:table-cell office:value-type="float" office:value="240.969" calcext:value-type="float">
            <text:p>240.969</text:p>
          </table:table-cell>
          <table:table-cell office:value-type="float" office:value="438.037" calcext:value-type="float">
            <text:p>438.037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670" calcext:value-type="float">
            <text:p>1670</text:p>
          </table:table-cell>
          <table:table-cell office:value-type="float" office:value="1087" calcext:value-type="float">
            <text:p>1087</text:p>
          </table:table-cell>
          <table:table-cell office:value-type="float" office:value="241.224" calcext:value-type="float">
            <text:p>241.224</text:p>
          </table:table-cell>
          <table:table-cell office:value-type="float" office:value="245.672" calcext:value-type="float">
            <text:p>245.672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670" calcext:value-type="float">
            <text:p>1670</text:p>
          </table:table-cell>
          <table:table-cell office:value-type="float" office:value="922" calcext:value-type="float">
            <text:p>922</text:p>
          </table:table-cell>
          <table:table-cell office:value-type="float" office:value="238.627" calcext:value-type="float">
            <text:p>238.627</text:p>
          </table:table-cell>
          <table:table-cell office:value-type="float" office:value="256.649" calcext:value-type="float">
            <text:p>256.649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670" calcext:value-type="float">
            <text:p>1670</text:p>
          </table:table-cell>
          <table:table-cell office:value-type="float" office:value="966" calcext:value-type="float">
            <text:p>966</text:p>
          </table:table-cell>
          <table:table-cell office:value-type="float" office:value="243.84" calcext:value-type="float">
            <text:p>243.84</text:p>
          </table:table-cell>
          <table:table-cell office:value-type="float" office:value="414.636" calcext:value-type="float">
            <text:p>414.636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670" calcext:value-type="float">
            <text:p>1670</text:p>
          </table:table-cell>
          <table:table-cell office:value-type="float" office:value="1270" calcext:value-type="float">
            <text:p>1270</text:p>
          </table:table-cell>
          <table:table-cell office:value-type="float" office:value="238.24" calcext:value-type="float">
            <text:p>238.24</text:p>
          </table:table-cell>
          <table:table-cell office:value-type="float" office:value="334.527" calcext:value-type="float">
            <text:p>334.527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  <table:table-row table:style-name="ro1">
          <table:table-cell table:style-name="ce8" office:value-type="string" calcext:value-type="string">
            <text:p>AKAZE</text:p>
          </table:table-cell>
          <table:table-cell office:value-type="string" calcext:value-type="string">
            <text:p>AKAZE</text:p>
          </table:table-cell>
          <table:table-cell office:value-type="float" office:value="1670" calcext:value-type="float">
            <text:p>1670</text:p>
          </table:table-cell>
          <table:table-cell office:value-type="float" office:value="1172" calcext:value-type="float">
            <text:p>1172</text:p>
          </table:table-cell>
          <table:table-cell office:value-type="float" office:value="238.446" calcext:value-type="float">
            <text:p>238.446</text:p>
          </table:table-cell>
          <table:table-cell office:value-type="float" office:value="436.795" calcext:value-type="float">
            <text:p>436.795</text:p>
          </table:table-cell>
          <table:table-cell office:value-type="float" office:value="7.69342" calcext:value-type="float">
            <text:p>7.69342</text:p>
          </table:table-cell>
          <table:table-cell office:value-type="float" office:value="3.54178" calcext:value-type="float">
            <text:p>3.54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6T21:32:25.568621426</dc:date>
    <meta:editing-duration>PT5M18S</meta:editing-duration>
    <meta:editing-cycles>4</meta:editing-cycles>
    <meta:generator>LibreOffice/6.4.7.2$Linux_X86_64 LibreOffice_project/40$Build-2</meta:generator>
    <meta:document-statistic meta:table-count="1" meta:cell-count="344" meta:object-count="0"/>
  </office:meta>
</office:document-meta>
</file>